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8992in"/>
    </style:style>
    <style:style style:name="co4" style:family="table-column">
      <style:table-column-properties fo:break-before="auto" style:column-width="1.8165in"/>
    </style:style>
    <style:style style:name="co5" style:family="table-column">
      <style:table-column-properties fo:break-before="auto" style:column-width="2.0217in"/>
    </style:style>
    <style:style style:name="co6" style:family="table-column">
      <style:table-column-properties fo:break-before="auto" style:column-width="1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00005" calcext:value-type="float">
            <text:p>1000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office:value-type="float" office:value="100009" calcext:value-type="float">
            <text:p>10000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500003" calcext:value-type="float">
            <text:p>50000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AVERAGE([.A4:.A8])" office:value-type="float" office:value="4.5" calcext:value-type="float">
            <text:p>4.5</text:p>
          </table:table-cell>
          <table:table-cell table:formula="of:=AVERAGE([.B4:.B8])" office:value-type="float" office:value="521.5" calcext:value-type="float">
            <text:p>521.5</text:p>
          </table:table-cell>
          <table:table-cell table:formula="of:=AVERAGE([.C4:.C8])" office:value-type="float" office:value="200004.25" calcext:value-type="float">
            <text:p>200004.25</text:p>
          </table:table-cell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formula="of:=COM.MICROSOFT.STDEV.P([.A5:.A8])" office:value-type="float" office:value="3.20156211871642" calcext:value-type="float">
            <text:p>3.20156211871642</text:p>
          </table:table-cell>
          <table:table-cell table:formula="of:=COM.MICROSOFT.STDEV.P([.B5:.B8])" office:value-type="float" office:value="332.18857596251" calcext:value-type="float">
            <text:p>332.18857596251</text:p>
          </table:table-cell>
          <table:table-cell table:formula="of:=COM.MICROSOFT.STDEV.P([.C5:.C8])" office:value-type="float" office:value="173204.3590984" calcext:value-type="float">
            <text:p>173204.3590984</text:p>
          </table:table-cell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Step1</text:p>
          </table:table-cell>
          <table:table-cell table:number-columns-repeated="2"/>
          <table:table-cell office:value-type="string" calcext:value-type="string">
            <text:p>Normalization Ste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formula="of:=[.A5]-[.A$11]" office:value-type="float" office:value="-3.5" calcext:value-type="float">
            <text:p>-3.5</text:p>
          </table:table-cell>
          <table:table-cell table:formula="of:=[.B5]-[.B$11]" office:value-type="float" office:value="-516.5" calcext:value-type="float">
            <text:p>-516.5</text:p>
          </table:table-cell>
          <table:table-cell table:formula="of:=[.C5]-[.C$11]" office:value-type="float" office:value="-100004.25" calcext:value-type="float">
            <text:p>-100004.25</text:p>
          </table:table-cell>
          <table:table-cell/>
          <table:table-cell table:formula="of:=[.A16]/[.A$12]" office:value-type="float" office:value="-1.09321633322024" calcext:value-type="float">
            <text:p>-1.09321633322024</text:p>
          </table:table-cell>
          <table:table-cell table:formula="of:=[.B16]/[.B$12]" office:value-type="float" office:value="-1.55483974276795" calcext:value-type="float">
            <text:p>-1.55483974276795</text:p>
          </table:table-cell>
          <table:table-cell table:formula="of:=[.C16]/[.C$12]" office:value-type="float" office:value="-0.577377212216617" calcext:value-type="float">
            <text:p>-0.577377212216617</text:p>
          </table:table-cell>
        </table:table-row>
        <table:table-row table:style-name="ro1">
          <table:table-cell table:formula="of:=[.A6]-[.A$11]" office:value-type="float" office:value="-2.5" calcext:value-type="float">
            <text:p>-2.5</text:p>
          </table:table-cell>
          <table:table-cell table:formula="of:=[.B6]-[.B$11]" office:value-type="float" office:value="378.5" calcext:value-type="float">
            <text:p>378.5</text:p>
          </table:table-cell>
          <table:table-cell table:formula="of:=[.C6]-[.C$11]" office:value-type="float" office:value="-99999.25" calcext:value-type="float">
            <text:p>-99999.25</text:p>
          </table:table-cell>
          <table:table-cell/>
          <table:table-cell table:formula="of:=[.A17]/[.A$12]" office:value-type="float" office:value="-0.78086880944303" calcext:value-type="float">
            <text:p>-0.78086880944303</text:p>
          </table:table-cell>
          <table:table-cell table:formula="of:=[.B17]/[.B$12]" office:value-type="float" office:value="1.13941305447758" calcext:value-type="float">
            <text:p>1.13941305447758</text:p>
          </table:table-cell>
          <table:table-cell table:formula="of:=[.C17]/[.C$12]" office:value-type="float" office:value="-0.57734834458288" calcext:value-type="float">
            <text:p>-0.57734834458288</text:p>
          </table:table-cell>
        </table:table-row>
        <table:table-row table:style-name="ro1">
          <table:table-cell table:formula="of:=[.A7]-[.A$11]" office:value-type="float" office:value="1.5" calcext:value-type="float">
            <text:p>1.5</text:p>
          </table:table-cell>
          <table:table-cell table:formula="of:=[.B7]-[.B$11]" office:value-type="float" office:value="173.5" calcext:value-type="float">
            <text:p>173.5</text:p>
          </table:table-cell>
          <table:table-cell table:formula="of:=[.C7]-[.C$11]" office:value-type="float" office:value="-99995.25" calcext:value-type="float">
            <text:p>-99995.25</text:p>
          </table:table-cell>
          <table:table-cell/>
          <table:table-cell table:formula="of:=[.A18]/[.A$12]" office:value-type="float" office:value="0.468521285665818" calcext:value-type="float">
            <text:p>0.468521285665818</text:p>
          </table:table-cell>
          <table:table-cell table:formula="of:=[.B18]/[.B$12]" office:value-type="float" office:value="0.52229369868391" calcext:value-type="float">
            <text:p>0.52229369868391</text:p>
          </table:table-cell>
          <table:table-cell table:formula="of:=[.C18]/[.C$12]" office:value-type="float" office:value="-0.577325250475891" calcext:value-type="float">
            <text:p>-0.577325250475891</text:p>
          </table:table-cell>
        </table:table-row>
        <table:table-row table:style-name="ro1">
          <table:table-cell table:formula="of:=[.A8]-[.A$11]" office:value-type="float" office:value="4.5" calcext:value-type="float">
            <text:p>4.5</text:p>
          </table:table-cell>
          <table:table-cell table:formula="of:=[.B8]-[.B$11]" office:value-type="float" office:value="-35.5" calcext:value-type="float">
            <text:p>-35.5</text:p>
          </table:table-cell>
          <table:table-cell table:formula="of:=[.C8]-[.C$11]" office:value-type="float" office:value="299998.75" calcext:value-type="float">
            <text:p>299998.75</text:p>
          </table:table-cell>
          <table:table-cell/>
          <table:table-cell table:formula="of:=[.A19]/[.A$12]" office:value-type="float" office:value="1.40556385699745" calcext:value-type="float">
            <text:p>1.40556385699745</text:p>
          </table:table-cell>
          <table:table-cell table:formula="of:=[.B19]/[.B$12]" office:value-type="float" office:value="-0.106867010393538" calcext:value-type="float">
            <text:p>-0.106867010393538</text:p>
          </table:table-cell>
          <table:table-cell table:formula="of:=[.C19]/[.C$12]" office:value-type="float" office:value="1.73205080727539" calcext:value-type="float">
            <text:p>1.7320508072753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f mean is </text:p>
          </table:table-cell>
          <table:table-cell table:formula="of:=AVERAGE([.E16:.E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of std is </text:p>
          </table:table-cell>
          <table:table-cell table:formula="of:=COM.MICROSOFT.STDEV.P([.E16:.E19])" office:value-type="float" office:value="1" calcext:value-type="float">
            <text:p>1</text:p>
          </table:table-cell>
          <table:table-cell table:number-columns-repeated="2"/>
        </table:table-row>
      </table:table>
      <table:table table:name="k_fol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 of Fold (k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Records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of samples</text:p>
          </table:table-cell>
          <table:table-cell table:formula="of:=INT([.B2]/[.B1])" office:value-type="float" office:value="25000" calcext:value-type="float">
            <text:p>25000</text:p>
          </table:table-cell>
          <table:table-cell/>
          <table:table-cell office:value-type="string" calcext:value-type="string">
            <text:p>len(train_data) // k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alidation</text:p>
          </table:table-cell>
          <table:covered-table-cell/>
          <table:table-cell office:value-type="string" calcext:value-type="string" table:number-columns-spanned="2" table:number-rows-spanned="1">
            <text:p>Training</text:p>
          </table:table-cell>
          <table:covered-table-cell/>
          <table:table-cell office:value-type="string" calcext:value-type="string">
            <text:p>Training Remaining Fold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i * num_val_samples</text:p>
          </table:table-cell>
          <table:table-cell office:value-type="string" calcext:value-type="string">
            <text:p>(i + 1) * num_val_samples</text:p>
          </table:table-cell>
          <table:table-cell office:value-type="string" calcext:value-type="string">
            <text:p>:i * num_val_samples</text:p>
          </table:table-cell>
          <table:table-cell/>
          <table:table-cell office:value-type="string" calcext:value-type="string">
            <text:p>(i + 1) * num_val_samples</text:p>
          </table:table-cell>
          <table:table-cell/>
        </table:table-row>
        <table:table-row table:style-name="ro1">
          <table:table-cell office:value-type="string" calcext:value-type="string">
            <text:p>loop inde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25000" calcext:value-type="float">
            <text:p>25000</text:p>
          </table:table-cell>
          <table:table-cell table:formula="of:=[.$B$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[.$B$3]" office:value-type="float" office:value="25000" calcext:value-type="float">
            <text:p>25000</text:p>
          </table:table-cell>
          <table:table-cell table:formula="of:=([.A10]+1)*[.$B$3]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formula="of:=[.A10]*[.$B$3]" office:value-type="float" office:value="25000" calcext:value-type="float">
            <text:p>25000</text:p>
          </table:table-cell>
          <table:table-cell table:formula="of:=([.A10]+1)*[.$B$3]" office:value-type="float" office:value="50000" calcext:value-type="float">
            <text:p>50000</text:p>
          </table:table-cell>
          <table:table-cell table:formula="of:=[.$B$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*[.$B$3]" office:value-type="float" office:value="50000" calcext:value-type="float">
            <text:p>50000</text:p>
          </table:table-cell>
          <table:table-cell table:formula="of:=([.A11]+1)*[.$B$3]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formula="of:=[.A11]*[.$B$3]" office:value-type="float" office:value="50000" calcext:value-type="float">
            <text:p>50000</text:p>
          </table:table-cell>
          <table:table-cell table:formula="of:=([.A11]+1)*[.$B$3]" office:value-type="float" office:value="75000" calcext:value-type="float">
            <text:p>75000</text:p>
          </table:table-cell>
          <table:table-cell table:formula="of:=[.$B$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[.$B$3]" office:value-type="float" office:value="75000" calcext:value-type="float">
            <text:p>75000</text:p>
          </table:table-cell>
          <table:table-cell table:formula="of:=([.A12]+1)*[.$B$3]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12]*[.$B$3]" office:value-type="float" office:value="75000" calcext:value-type="float">
            <text:p>75000</text:p>
          </table:table-cell>
          <table:table-cell table:formula="of:=([.A12]+1)*[.$B$3]" office:value-type="float" office:value="100000" calcext:value-type="float">
            <text:p>100000</text:p>
          </table:table-cell>
          <table:table-cell table:formula="of:=[.$B$2]" office:value-type="float" office:value="100000" calcext:value-type="float">
            <text:p>10000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0:02:17.027067919</meta:creation-date>
    <dc:date>2020-08-23T13:45:04.430090793</dc:date>
    <meta:editing-duration>PT1H31M32S</meta:editing-duration>
    <meta:editing-cycles>6</meta:editing-cycles>
    <meta:generator>LibreOffice/6.4.3.2$Linux_X86_64 LibreOffice_project/40$Build-2</meta:generator>
    <meta:document-statistic meta:table-count="2" meta:cell-count="113" meta:object-count="0"/>
  </office:meta>
</office:document-meta>
</file>